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atches" style:family="table">
      <style:table-properties style:width="6in" fo:break-before="auto" fo:break-after="auto" table:align="left" fo:background-color="transparent" style:may-break-between-rows="false">
        <style:background-image/>
      </style:table-properties>
    </style:style>
    <style:style style:name="Patches.A" style:family="table-column">
      <style:table-column-properties style:column-width="1.5in"/>
    </style:style>
    <style:style style:name="Patches.1" style:family="table-row">
      <style:table-row-properties style:row-height="0.5in" fo:background-color="transparent">
        <style:background-image/>
      </style:table-row-properties>
    </style:style>
    <style:style style:name="Patches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Patches.D1" style:family="table-cell">
      <style:table-cell-properties style:vertical-align="middle" fo:padding="0.0201in" fo:border="0.05pt solid #000000" style:writing-mode="page"/>
    </style:style>
    <style:style style:name="Patches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Patches.D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014b1e" officeooo:paragraph-rsid="00014b1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14b1e" officeooo:paragraph-rsid="00014b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normal" officeooo:rsid="00014b1e" officeooo:paragraph-rsid="00014b1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243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Patches" table:style-name="Patches">
        <table:table-column table:style-name="Patches.A" table:number-columns-repeated="4"/>
        <table:table-row table:style-name="Patches.1">
          <table:table-cell table:style-name="Patches.A1" office:value-type="string">
            <text:p text:style-name="P1"><text:span text:style-name="T1">Easy Lover</text:span><text:line-break/>Alex/Jake</text:p>
          </table:table-cell>
          <table:table-cell table:style-name="Patches.A1" office:value-type="string">
            <text:p text:style-name="P3">It’s Only Love</text:p>
            <text:p text:style-name="P4">Jim/Pam</text:p>
          </table:table-cell>
          <table:table-cell table:style-name="Patches.A1" office:value-type="string">
            <text:p text:style-name="P3">Friday I’m in Love</text:p>
            <text:p text:style-name="P4">Matt</text:p>
          </table:table-cell>
          <table:table-cell table:style-name="Patches.D1" office:value-type="string">
            <text:p text:style-name="P3">Careless Whisper</text:p>
            <text:p text:style-name="P3"><text:span text:style-name="T2">Alex</text:span></text:p>
          </table:table-cell>
        </table:table-row>
        <table:table-row table:style-name="Patches.1">
          <table:table-cell table:style-name="Patches.A2" office:value-type="string">
            <text:p text:style-name="P3">Rosanna</text:p>
            <text:p text:style-name="P4">Jake</text:p>
          </table:table-cell>
          <table:table-cell table:style-name="Patches.A2" office:value-type="string">
            <text:p text:style-name="P3">Some. to Talk About</text:p>
            <text:p text:style-name="P3"><text:span text:style-name="T2">Pam</text:span></text:p>
          </table:table-cell>
          <table:table-cell table:style-name="Patches.A2" office:value-type="string">
            <text:p text:style-name="P3"><text:span text:style-name="T3">FWA</text:span> Highway</text:p>
            <text:p text:style-name="P4">Jim/Jeff</text:p>
          </table:table-cell>
          <table:table-cell table:style-name="Patches.D2" office:value-type="string">
            <text:p text:style-name="P3">High Enough</text:p>
            <text:p text:style-name="P4">Jake</text:p>
          </table:table-cell>
        </table:table-row>
        <table:table-row table:style-name="Patches.1">
          <table:table-cell table:style-name="Patches.A2" office:value-type="string">
            <text:p text:style-name="P3">California Dreamin’</text:p>
            <text:p text:style-name="P4">Zack</text:p>
          </table:table-cell>
          <table:table-cell table:style-name="Patches.A2" office:value-type="string">
            <text:p text:style-name="P3">I Ran</text:p>
            <text:p text:style-name="P4">Matt</text:p>
          </table:table-cell>
          <table:table-cell table:style-name="Patches.A2" office:value-type="string">
            <text:p text:style-name="P3">Sir Duke</text:p>
            <text:p text:style-name="P3"><text:span text:style-name="T2">Alex</text:span></text:p>
          </table:table-cell>
          <table:table-cell table:style-name="Patches.D2" office:value-type="string">
            <text:p text:style-name="P3">You’re No Good</text:p>
            <text:p text:style-name="P4">Pam</text:p>
          </table:table-cell>
        </table:table-row>
        <table:table-row table:style-name="Patches.1">
          <table:table-cell table:style-name="Patches.A2" office:value-type="string">
            <text:p text:style-name="P3"><text:span text:style-name="T3">L.</text:span> in the Rain</text:p>
            <text:p text:style-name="P4">Jim</text:p>
          </table:table-cell>
          <table:table-cell table:style-name="Patches.A2" office:value-type="string">
            <text:p text:style-name="P3">SKO Wonderful</text:p>
            <text:p text:style-name="P4">Jeff</text:p>
          </table:table-cell>
          <table:table-cell table:style-name="Patches.A2" office:value-type="string">
            <text:p text:style-name="P3">Stayin’ Alive</text:p>
            <text:p text:style-name="P3"><text:span text:style-name="T2">Alex/Jake/Jim</text:span></text:p>
          </table:table-cell>
          <table:table-cell table:style-name="Patches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8T18:34:14.464000000</meta:creation-date>
    <meta:print-date>2023-03-28T18:46:13.933000000</meta:print-date>
    <dc:date>2023-03-29T08:18:04.092000000</dc:date>
    <meta:editing-duration>PT13H23M29S</meta:editing-duration>
    <meta:editing-cycles>1</meta:editing-cycles>
    <meta:document-statistic meta:table-count="1" meta:image-count="0" meta:object-count="0" meta:page-count="1" meta:paragraph-count="29" meta:word-count="52" meta:character-count="271" meta:non-whitespace-character-count="248"/>
    <meta:generator>LibreOffice/7.3.5.2$Windows_X86_64 LibreOffice_project/184fe81b8c8c30d8b5082578aee2fed2ea847c01</meta:generator>
  </office:meta>
</office:document-meta>
</file>